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1">
          <table:table-cell table:style-name="ce8" office:value-type="string" calcext:value-type="string">
            <text:p>Anzahl benötigt</text:p>
          </table:table-cell>
          <table:table-cell table:style-name="ce8" office:value-type="string" calcext:value-type="string">
            <text:p>Bezeichnung</text:p>
          </table:table-cell>
          <table:table-cell table:style-name="ce8" office:value-type="string" calcext:value-type="string">
            <text:p>Anbieter</text:p>
          </table:table-cell>
          <table:table-cell table:style-name="ce8" office:value-type="string" calcext:value-type="string">
            <text:p>Enthalten</text:p>
          </table:table-cell>
          <table:table-cell table:style-name="ce8" office:value-type="string" calcext:value-type="string">
            <text:p>Preis komplett</text:p>
          </table:table-cell>
          <table:table-cell table:style-name="ce8" office:value-type="string" calcext:value-type="string">
            <text:p>Versandkosten</text:p>
          </table:table-cell>
          <table:table-cell table:style-name="ce8" office:value-type="string" calcext:value-type="string">
            <text:p>Versandkosten anteilig</text:p>
          </table:table-cell>
          <table:table-cell table:style-name="ce8" office:value-type="string" calcext:value-type="string">
            <text:p>Preis benötigt</text:p>
          </table:table-cell>
          <table:table-cell table:style-name="ce8" office:value-type="string" calcext:value-type="string">
            <text:p>Preis mit Versand</text:p>
          </table:table-cell>
          <table:table-cell table:style-name="ce20" table:number-columns-repeated="8"/>
          <table:table-cell table:style-name="ce20" office:value-type="string" calcext:value-type="string">
            <text:p>Bestellung 7.6.16</text:p>
          </table:table-cell>
          <table:table-cell table:style-name="ce20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1" office:value-type="string" calcext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7.97" calcext:value-type="float">
            <text:p>17,97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594" calcext:value-type="float">
            <text:p>3,594</text:p>
          </table:table-cell>
          <table:table-cell table:formula="of:=[.H2]+[.F2]/[.D2]" office:value-type="float" office:value="3.594" calcext:value-type="float">
            <text:p>3,59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gp/product/B00GAXG9A6/ref=oh_aui_detailpage_o00_s00?ie=UTF8&amp;psc=1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5.44" calcext:value-type="float">
            <text:p>5,44</text:p>
          </table:table-cell>
          <table:table-cell table:formula="of:=[.H3]+[.F3]/[.D3]" office:value-type="float" office:value="5.44" calcext:value-type="float">
            <text:p>5,4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://www.amazon.de/gp/product/B010SR8J4I?psc=1&amp;redirect=true&amp;ref_=oh_aui_detailpage_o09_s00</text:p>
          </table:table-cell>
          <table:table-cell office:value-type="float" office:value="5" calcext:value-type="float">
            <text:p>5</text:p>
          </table:table-cell>
          <table:table-cell office:value-type="float" office:value="6.99" calcext:value-type="float">
            <text:p>6,9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98" calcext:value-type="float">
            <text:p>1,398</text:p>
          </table:table-cell>
          <table:table-cell table:formula="of:=[.H4]+[.F4]/[.D4]" office:value-type="float" office:value="1.398" calcext:value-type="float">
            <text:p>1,39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1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8.85" calcext:value-type="float">
            <text:p>18,85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885" calcext:value-type="float">
            <text:p>1,885</text:p>
          </table:table-cell>
          <table:table-cell table:formula="of:=[.H5]+[.F5]/[.D5]" office:value-type="float" office:value="1.885" calcext:value-type="float">
            <text:p>1,88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4.99" calcext:value-type="float">
            <text:p>4,99</text:p>
          </table:table-cell>
          <table:table-cell table:formula="of:=[.E7]/[.D7]*[.A7]" office:value-type="float" office:value="1.65" calcext:value-type="float">
            <text:p>1,65</text:p>
          </table:table-cell>
          <table:table-cell table:formula="of:=[.H7]+[.F7]/[.D7]" office:value-type="float" office:value="6.64" calcext:value-type="float">
            <text:p>6,6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1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3]/[.D13]*[.A13]" office:value-type="float" office:value="0.025" calcext:value-type="float">
            <text:p>0,025</text:p>
          </table:table-cell>
          <table:table-cell table:formula="of:=[.E13]/[.D13]*[.A13]" office:value-type="float" office:value="0.071625" calcext:value-type="float">
            <text:p>0,071625</text:p>
          </table:table-cell>
          <table:table-cell table:formula="of:=[.H13]+[.F13]/[.D13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R1LKWCM/ref=ox_sc_act_title_1?ie=UTF8&amp;psc=1&amp;smid=A3JWKAKR8XB7XF</text:p>
          </table:table-cell>
          <table:table-cell office:value-type="float" office:value="100" calcext:value-type="float">
            <text:p>100</text:p>
          </table:table-cell>
          <table:table-cell office:value-type="float" office:value="16.07" calcext:value-type="float">
            <text:p>16,07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1607" calcext:value-type="float">
            <text:p>0,1607</text:p>
          </table:table-cell>
          <table:table-cell table:formula="of:=[.H14]+[.F14]/[.D14]" office:value-type="float" office:value="0.1607" calcext:value-type="float">
            <text:p>0,16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 Easy Funkschaltsteckdosen HE808S</text:p>
          </table:table-cell>
          <table:table-cell office:value-type="string" calcext:value-type="string">
            <text:p>http://www.amazon.de/gp/product/B006H0XNFQ?psc=1&amp;redirect=true&amp;ref_=oh_aui_detailpage_o05_s00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31.45" calcext:value-type="float">
            <text:p>31,45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10.4833333333333" calcext:value-type="float">
            <text:p>10,4833333333333</text:p>
          </table:table-cell>
          <table:table-cell table:formula="of:=[.H15]+[.F15]/[.D15]" office:value-type="float" office:value="10.4833333333333" calcext:value-type="float">
            <text:p>10,483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6]/[.D16]*[.A16]" office:value-type="float" office:value="0.25" calcext:value-type="float">
            <text:p>0,25</text:p>
          </table:table-cell>
          <table:table-cell table:formula="of:=[.E16]/[.D16]*[.A16]" office:value-type="float" office:value="0.199" calcext:value-type="float">
            <text:p>0,199</text:p>
          </table:table-cell>
          <table:table-cell table:formula="of:=[.H16]+[.F16]/[.D16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7]/[.D17]*[.A17]" office:value-type="float" office:value="0.02" calcext:value-type="float">
            <text:p>0,02</text:p>
          </table:table-cell>
          <table:table-cell table:formula="of:=[.E17]/[.D17]*[.A17]" office:value-type="float" office:value="0.0558" calcext:value-type="float">
            <text:p>0,0558</text:p>
          </table:table-cell>
          <table:table-cell table:formula="of:=[.H17]+[.F17]/[.D17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00606" calcext:value-type="float">
            <text:p>0,000606</text:p>
          </table:table-cell>
          <table:table-cell table:formula="of:=[.H18]+[.F18]/[.D18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7]/[.D19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473" calcext:value-type="float">
            <text:p>0,00473</text:p>
          </table:table-cell>
          <table:table-cell table:formula="of:=[.H20]+[.F20]/[.D20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313333333333333" calcext:value-type="float">
            <text:p>0,0313333333333</text:p>
          </table:table-cell>
          <table:table-cell table:formula="of:=[.H21]+[.F21]/[.D21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2]/[.D22]*[.A22]" office:value-type="float" office:value="0.01" calcext:value-type="float">
            <text:p>0,01</text:p>
          </table:table-cell>
          <table:table-cell table:formula="of:=[.E22]/[.D22]*[.A22]" office:value-type="float" office:value="0.0128" calcext:value-type="float">
            <text:p>0,0128</text:p>
          </table:table-cell>
          <table:table-cell table:formula="of:=[.H22]+[.F22]/[.D22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00176" calcext:value-type="float">
            <text:p>0,000176</text:p>
          </table:table-cell>
          <table:table-cell table:formula="of:=[.H23]+[.F23]/[.D23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F24]/[.D24]*[.A24]" office:value-type="float" office:value="0.8" calcext:value-type="float">
            <text:p>0,8</text:p>
          </table:table-cell>
          <table:table-cell table:formula="of:=[.E24]/[.D24]*[.A24]" office:value-type="float" office:value="1.4" calcext:value-type="float">
            <text:p>1,4</text:p>
          </table:table-cell>
          <table:table-cell table:formula="of:=[.H24]+[.F24]/[.D24]" office:value-type="float" office:value="2.2" calcext:value-type="float">
            <text:p>2,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5]/[.D25]*[.A25]" office:value-type="float" office:value="0.052" calcext:value-type="float">
            <text:p>0,052</text:p>
          </table:table-cell>
          <table:table-cell table:formula="of:=[.E25]/[.D25]*[.A25]" office:value-type="float" office:value="0.172" calcext:value-type="float">
            <text:p>0,172</text:p>
          </table:table-cell>
          <table:table-cell table:formula="of:=[.H25]+[.F25]/[.D25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6]/[.D26]*[.A26]" office:value-type="float" office:value="0" calcext:value-type="float">
            <text:p>0</text:p>
          </table:table-cell>
          <table:table-cell table:formula="of:=[.E26]/[.D26]*[.A26]" office:value-type="float" office:value="0.5772756" calcext:value-type="float">
            <text:p>0,5772756</text:p>
          </table:table-cell>
          <table:table-cell table:formula="of:=[.H26]+[.F26]/[.D26]" office:value-type="float" office:value="0.5772756" calcext:value-type="float">
            <text:p>0,577275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4.99" calcext:value-type="float">
            <text:p>4,99</text:p>
          </table:table-cell>
          <table:table-cell table:formula="of:=[.H27]+[.F27]/[.D27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7])" office:value-type="float" office:value="25.38" calcext:value-type="float">
            <text:p>25,38</text:p>
          </table:table-cell>
          <table:table-cell table:formula="of:=SUM([.G2:.G27])" office:value-type="float" office:value="6.2465" calcext:value-type="float">
            <text:p>6,2465</text:p>
          </table:table-cell>
          <table:table-cell table:formula="of:=SUM([.H2:.H27])" office:value-type="float" office:value="32.7564852666667" calcext:value-type="float">
            <text:p>32,7564852666667</text:p>
          </table:table-cell>
          <table:table-cell table:formula="of:=SUM([.I2:.I27])" office:value-type="float" office:value="39.2829852666667" calcext:value-type="float">
            <text:p>39,282985266666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7">
          <table:table-cell table:style-name="Default" table:number-columns-repeated="102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Kosten ProfiCook</text:p>
          </table:table-cell>
          <table:table-cell table:number-columns-repeated="6"/>
          <table:table-cell table:formula="of:=[.I2]+[.I3]+[.I6]+[.I17]+[.I18]+[.I19]+[.I20]+[.I21]+[.I22]" office:value-type="float" office:value="9.71037533333334" calcext:value-type="float">
            <text:p>9,7103753333333</text:p>
          </table:table-cell>
          <table:table-cell table:number-columns-repeated="1015"/>
        </table:table-row>
        <table:table-row table:style-name="ro1">
          <table:table-cell table:number-columns-repeated="12"/>
          <table:table-cell table:formula="of:=SUM([.M2:.M3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ce14"/>
          <table:table-cell table:number-columns-repeated="8"/>
          <table:table-cell table:formula="of:=[.M40]/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46:.B58])" office:value-type="float" office:value="47" calcext:value-type="float">
            <text:p>47</text:p>
          </table:table-cell>
          <table:table-cell table:number-columns-repeated="1022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0" table:default-cell-style-name="ce21"/>
        <table:table-column table:style-name="co8" table:number-columns-repeated="2" table:default-cell-style-name="ce21"/>
        <table:table-column table:style-name="co10" table:number-columns-repeated="1015" table:default-cell-style-name="ce21"/>
        <table:table-row table:style-name="ro1">
          <table:table-cell table:style-name="ce8" office:value-type="string" calcext:value-type="string">
            <text:p>Anzahl benötigt</text:p>
          </table:table-cell>
          <table:table-cell table:style-name="ce8" office:value-type="string" calcext:value-type="string">
            <text:p>Bezeichnung</text:p>
          </table:table-cell>
          <table:table-cell table:style-name="ce8" office:value-type="string" calcext:value-type="string">
            <text:p>Anbieter</text:p>
          </table:table-cell>
          <table:table-cell table:style-name="ce8" office:value-type="string" calcext:value-type="string">
            <text:p>Enthalten</text:p>
          </table:table-cell>
          <table:table-cell table:style-name="ce8" office:value-type="string" calcext:value-type="string">
            <text:p>Preis komplett</text:p>
          </table:table-cell>
          <table:table-cell table:style-name="ce8" office:value-type="string" calcext:value-type="string">
            <text:p>Versandkosten</text:p>
          </table:table-cell>
          <table:table-cell table:style-name="ce8" office:value-type="string" calcext:value-type="string">
            <text:p>Versandkosten anteilig</text:p>
          </table:table-cell>
          <table:table-cell table:style-name="ce8" office:value-type="string" calcext:value-type="string">
            <text:p>Preis benötigt</text:p>
          </table:table-cell>
          <table:table-cell table:style-name="ce8" office:value-type="string" calcext:value-type="string">
            <text:p>Preis mit Versand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http://www.amazon.de/gp/product/B013EEPAE4?psc=1&amp;redirect=true&amp;ref_=oh_aui_detailpage_o06_s0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5.23" calcext:value-type="float">
            <text:p>15,23</text:p>
          </table:table-cell>
          <table:table-cell office:value-type="float" office:value="1.99" calcext:value-type="float">
            <text:p>1,99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0" calcext:value-type="float">
            <text:p>0</text:p>
          </table:table-cell>
          <table:table-cell table:formula="of:=[.H2]+[.F2]/[.D2]" office:value-type="float" office:value="0.398" calcext:value-type="float">
            <text:p>0,39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5.59" calcext:value-type="float">
            <text:p>5,59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5.59" calcext:value-type="float">
            <text:p>5,59</text:p>
          </table:table-cell>
          <table:table-cell table:formula="of:=[.H3]+[.F3]/[.D3]" office:value-type="float" office:value="5.59" calcext:value-type="float">
            <text:p>5,5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://www.amazon.de/gp/product/B010SR8J4I?psc=1&amp;redirect=true&amp;ref_=oh_aui_detailpage_o09_s00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,9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198" calcext:value-type="float">
            <text:p>1,198</text:p>
          </table:table-cell>
          <table:table-cell table:formula="of:=[.H4]+[.F4]/[.D4]" office:value-type="float" office:value="1.198" calcext:value-type="float">
            <text:p>1,19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0" calcext:value-type="float">
            <text:p>0</text:p>
          </table:table-cell>
          <table:table-cell table:formula="of:=[.H5]+[.F5]/[.D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6]/[.D6]*[.A6]" office:value-type="float" office:value="4.99" calcext:value-type="float">
            <text:p>4,99</text:p>
          </table:table-cell>
          <table:table-cell table:formula="of:=[.E6]/[.D6]*[.A6]" office:value-type="float" office:value="1.65" calcext:value-type="float">
            <text:p>1,65</text:p>
          </table:table-cell>
          <table:table-cell table:formula="of:=[.H6]+[.F6]/[.D6]" office:value-type="float" office:value="6.64" calcext:value-type="float">
            <text:p>6,64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7]/[.D7]*[.A7]" office:value-type="float" office:value="0" calcext:value-type="float">
            <text:p>0</text:p>
          </table:table-cell>
          <table:table-cell table:formula="of:=[.E7]/[.D7]*[.A7]" office:value-type="float" office:value="0" calcext:value-type="float">
            <text:p>0</text:p>
          </table:table-cell>
          <table:table-cell table:formula="of:=[.H7]+[.F7]/[.D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derstand 100kOhm BatterieSPannungsteiler</text:p>
          </table:table-cell>
          <table:table-cell office:value-type="string" calcext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" calcext:value-type="float">
            <text:p>0</text:p>
          </table:table-cell>
          <table:table-cell table:formula="of:=[.H8]+[.F8]/[.D8]" office:value-type="float" office:value="0.0995" calcext:value-type="float">
            <text:p>0,099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 calcext:value-type="float">
            <text:p>30</text:p>
          </table:table-cell>
          <table:table-cell office:value-type="float" office:value="2.29" calcext:value-type="float">
            <text:p>2,29</text:p>
          </table:table-cell>
          <table:table-cell office:value-type="float" office:value="0" calcext:value-type="float">
            <text:p>0</text:p>
          </table:table-cell>
          <table:table-cell table:formula="of:=[.F9]/[.D9]*[.A9]" office:value-type="float" office:value="0" calcext:value-type="float">
            <text:p>0</text:p>
          </table:table-cell>
          <table:table-cell table:formula="of:=[.E9]/[.D9]*[.A9]" office:value-type="float" office:value="0" calcext:value-type="float">
            <text:p>0</text:p>
          </table:table-cell>
          <table:table-cell table:formula="of:=[.H9]+[.F9]/[.D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alter</text:p>
          </table:table-cell>
          <table:table-cell office:value-type="string" calcext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,41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341" calcext:value-type="float">
            <text:p>0,341</text:p>
          </table:table-cell>
          <table:table-cell table:formula="of:=[.H10]+[.F10]/[.D10]" office:value-type="float" office:value="0.341" calcext:value-type="float">
            <text:p>0,34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durchführungstülle, Gummitülle, Kabeltülle, Kabelschutz, KD: 3,2mm ID: 4,8mm </text:p>
          </table:table-cell>
          <table:table-cell office:value-type="string" calcext:value-type="string">
            <text:p>http://www.amazon.de/gp/product/B00P8ZTF1M?psc=1&amp;redirect=true&amp;ref_=oh_aui_detailpage_o01_s00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1]/[.D11]*[.A11]" office:value-type="float" office:value="0.25" calcext:value-type="float">
            <text:p>0,25</text:p>
          </table:table-cell>
          <table:table-cell table:formula="of:=[.E11]/[.D11]*[.A11]" office:value-type="float" office:value="0.199" calcext:value-type="float">
            <text:p>0,199</text:p>
          </table:table-cell>
          <table:table-cell table:formula="of:=[.H11]+[.F11]/[.D11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" calcext:value-type="float">
            <text:p>0</text:p>
          </table:table-cell>
          <table:table-cell table:formula="of:=[.H12]+[.F12]/[.D12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raht blau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2.9" calcext:value-type="float">
            <text:p>2,9</text:p>
          </table:table-cell>
          <table:table-cell table:formula="of:=[.F13]/[.D13]*[.A13]" office:value-type="float" office:value="0" calcext:value-type="float">
            <text:p>0</text:p>
          </table:table-cell>
          <table:table-cell table:formula="of:=[.E13]/[.D13]*[.A13]" office:value-type="float" office:value="0" calcext:value-type="float">
            <text:p>0</text:p>
          </table:table-cell>
          <table:table-cell table:formula="of:=[.H13]+[.F13]/[.D13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" calcext:value-type="float">
            <text:p>0</text:p>
          </table:table-cell>
          <table:table-cell table:formula="of:=[.H14]+[.F14]/[.D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" calcext:value-type="float">
            <text:p>0</text:p>
          </table:table-cell>
          <table:table-cell table:formula="of:=[.H15]+[.F13]/[.D15]" office:value-type="float" office:value="0.29" calcext:value-type="float">
            <text:p>0,2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0" calcext:value-type="float">
            <text:p>0</text:p>
          </table:table-cell>
          <table:table-cell table:formula="of:=[.H16]+[.F16]/[.D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17]/[.D17]*[.A17]" office:value-type="float" office:value="0" calcext:value-type="float">
            <text:p>0</text:p>
          </table:table-cell>
          <table:table-cell table:formula="of:=[.E17]/[.D17]*[.A17]" office:value-type="float" office:value="0" calcext:value-type="float">
            <text:p>0</text:p>
          </table:table-cell>
          <table:table-cell table:formula="of:=[.H17]+[.F17]/[.D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x9cm Lochrasterplatte Leiterplatte Streifenraster Platine</text:p>
          </table:table-cell>
          <table:table-cell office:value-type="string" calcext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,99</text:p>
          </table:table-cell>
          <table:table-cell table:formula="of:=[.F18]/[.D18]*[.A18]" office:value-type="float" office:value="0.099" calcext:value-type="float">
            <text:p>0,099</text:p>
          </table:table-cell>
          <table:table-cell table:formula="of:=[.E18]/[.D18]*[.A18]" office:value-type="float" office:value="0.4" calcext:value-type="float">
            <text:p>0,4</text:p>
          </table:table-cell>
          <table:table-cell table:formula="of:=[.H18]+[.F18]/[.D18]" office:value-type="float" office:value="0.499" calcext:value-type="float">
            <text:p>0,49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P-4 Drucktaster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" calcext:value-type="float">
            <text:p>0</text:p>
          </table:table-cell>
          <table:table-cell table:formula="of:=[.H19]+[.F19]/[.D19]" office:value-type="float" office:value="0.01" calcext:value-type="float">
            <text:p>0,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ppelseitiges klebeb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solierba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19])" office:value-type="float" office:value="17.36" calcext:value-type="float">
            <text:p>17,36</text:p>
          </table:table-cell>
          <table:table-cell table:formula="of:=SUM([.G2:.G19])" office:value-type="float" office:value="5.339" calcext:value-type="float">
            <text:p>5,339</text:p>
          </table:table-cell>
          <table:table-cell table:formula="of:=SUM([.H2:.H19])" office:value-type="float" office:value="9.378" calcext:value-type="float">
            <text:p>9,378</text:p>
          </table:table-cell>
          <table:table-cell table:formula="of:=SUM([.I2:.I22])" office:value-type="float" office:value="16.0045" calcext:value-type="float">
            <text:p>16,004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S18B20 wasserdicht 3Meter</text:p>
          </table:table-cell>
          <table:table-cell office:value-type="string" calcext:value-type="string">
            <text:p>http://www.amazon.de/gp/product/B00EU5U182?psc=1&amp;redirect=true&amp;ref_=oh_aui_detailpage_o01_s00</text:p>
          </table:table-cell>
          <table:table-cell office:value-type="float" office:value="5" calcext:value-type="float">
            <text:p>5</text:p>
          </table:table-cell>
          <table:table-cell office:value-type="float" office:value="15.99" calcext:value-type="float">
            <text:p>15,99</text:p>
          </table:table-cell>
          <table:table-cell office:value-type="float" office:value="0.99" calcext:value-type="float">
            <text:p>0,99</text:p>
          </table:table-cell>
          <table:table-cell table:formula="of:=[.F25]/[.D25]*[.A25]" office:value-type="float" office:value="0" calcext:value-type="float">
            <text:p>0</text:p>
          </table:table-cell>
          <table:table-cell table:formula="of:=[.E25]/[.D25]*[.A25]" office:value-type="float" office:value="0" calcext:value-type="float">
            <text:p>0</text:p>
          </table:table-cell>
          <table:table-cell table:formula="of:=[.H25]+[.F25]/[.D25]" office:value-type="float" office:value="0.198" calcext:value-type="float">
            <text:p>0,198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26]/[.D26]*[.A26]" office:value-type="float" office:value="0" calcext:value-type="float">
            <text:p>0</text:p>
          </table:table-cell>
          <table:table-cell table:formula="of:=[.E26]/[.D26]*[.A26]" office:value-type="float" office:value="0" calcext:value-type="float">
            <text:p>0</text:p>
          </table:table-cell>
          <table:table-cell table:formula="of:=[.H26]+[.F26]/[.D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C 10k 3470</text:p>
          </table:table-cell>
          <table:table-cell office:value-type="string" calcext:value-type="string">
            <text:p>http://www.amazon.de/gp/product/B00ORLCZ8I?psc=1&amp;redirect=true&amp;ref_=oh_aui_detailpage_o05_s00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0.625" calcext:value-type="float">
            <text:p>0,625</text:p>
          </table:table-cell>
          <table:table-cell table:formula="of:=[.H28]+[.F28]/[.D28]" office:value-type="float" office:value="0.625" calcext:value-type="float">
            <text:p>0,6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10kOHm NTC</text:p>
          </table:table-cell>
          <table:table-cell office:value-type="string" calcext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0.0645" calcext:value-type="float">
            <text:p>0,0645</text:p>
          </table:table-cell>
          <table:table-cell table:formula="of:=[.H29]+[.F29]/[.D29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 Easy Funkschaltsteckdosen HE808S</text:p>
          </table:table-cell>
          <table:table-cell office:value-type="string" calcext:value-type="string">
            <text:p>http://www.amazon.de/gp/product/B006H0XNFQ?psc=1&amp;redirect=true&amp;ref_=oh_aui_detailpage_o05_s00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10" calcext:value-type="float">
            <text:p>10</text:p>
          </table:table-cell>
          <table:table-cell table:formula="of:=[.H31]+[.F31]/[.D3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osten NTC</text:p>
          </table:table-cell>
          <table:table-cell table:number-columns-repeated="6"/>
          <table:table-cell table:formula="of:=[.I23]+[.I28]+[.I29]+[.I31]" office:value-type="float" office:value="26.694" calcext:value-type="float">
            <text:p>26,69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 calcext:value-type="float">
            <text:p>26,20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 calcext:value-type="float">
            <text:p>7,077</text:p>
          </table:table-cell>
          <table:table-cell table:number-columns-repeated="1015"/>
        </table:table-row>
        <table:table-row table:style-name="ro1" table:number-rows-repeated="9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1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6" table:number-columns-repeated="8"/>
          <table:table-cell table:style-name="ce16" office:value-type="string" calcext:value-type="string">
            <text:p>Bestellung 7.6.16</text:p>
          </table:table-cell>
          <table:table-cell table:style-name="ce16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2" office:value-type="string" calcext:value-type="string">
            <text:p>https://www.amazon.de/gp/product/B015MGHH6Q/ref=oh_aui_detailpage_o03_s00?ie=UTF8&amp;psc=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2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 3V , d=12mm, Dicke=9,6mm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2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129" calcext:value-type="float">
            <text:p>0,129</text:p>
          </table:table-cell>
          <table:table-cell table:formula="of:=[.H12]+[.F12]/[.D12]" office:value-type="float" office:value="0.129" calcext:value-type="float">
            <text:p>0,12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2,2KOhm HC06 RX</text:p>
          </table:table-cell>
          <table:table-cell office:value-type="string" calcext:value-type="string">
            <text:p>https://www.amazon.de/gp/product/B00SWKCU62/ref=ox_sc_act_title_1?smid=A50DZI580G3JX&amp;psc=1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table:formula="of:=[.F13]/[.D13]*[.A13]" office:value-type="float" office:value="0" calcext:value-type="float">
            <text:p>0</text:p>
          </table:table-cell>
          <table:table-cell table:formula="of:=[.E13]/[.D13]*[.A13]" office:value-type="float" office:value="0.122666666666667" calcext:value-type="float">
            <text:p>0,1226666666667</text:p>
          </table:table-cell>
          <table:table-cell table:formula="of:=[.H13]+[.F13]/[.D13]" office:value-type="float" office:value="0.122666666666667" calcext:value-type="float">
            <text:p>0,12266666666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4]/[.D14]*[.A14]" office:value-type="float" office:value="0.025" calcext:value-type="float">
            <text:p>0,025</text:p>
          </table:table-cell>
          <table:table-cell table:formula="of:=[.E14]/[.D14]*[.A14]" office:value-type="float" office:value="0.071625" calcext:value-type="float">
            <text:p>0,071625</text:p>
          </table:table-cell>
          <table:table-cell table:formula="of:=[.H14]+[.F14]/[.D14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s://www.amazon.de/gp/product/B00HGAKDIQ/ref=oh_aui_detailpage_o01_s00?ie=UTF8&amp;psc=1" xlink:type="simple"> </text:a> <text:a xlink:href="https://www.amazon.de/gp/product/B00HGAKDIQ/ref=oh_aui_detailpage_o01_s00?ie=UTF8&amp;psc=1" xlink:type="simple">10 x Kippschalter mit 2 Positionen, AC, 125 V / 3 A </text:a>  2.8 x 1.2 x 0.5cm / 1.1 "x 0.5" x 0.2 "(L * B * H) </text:p>
          </table:table-cell>
          <table:table-cell office:value-type="string" calcext:value-type="string">
            <text:p><text:a xlink:href="https://www.amazon.de/gp/product/B00HGAKDIQ/ref=oh_aui_detailpage_o01_s00?ie=UTF8&amp;psc=1" xlink:type="simple">https://www.amazon.de/gp/product/B00HGAKDIQ/ref=oh_aui_detailpage_o01_s00?ie=UTF8&amp;psc=1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,09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.509" calcext:value-type="float">
            <text:p>0,509</text:p>
          </table:table-cell>
          <table:table-cell table:formula="of:=[.H15]+[.F15]/[.D15]" office:value-type="float" office:value="0.509" calcext:value-type="float">
            <text:p>0,50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5.61666666666667" calcext:value-type="float">
            <text:p>5,6166666666667</text:p>
          </table:table-cell>
          <table:table-cell table:formula="of:=[.H16]+[.F16]/[.D16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7]/[.D17]*[.A17]" office:value-type="float" office:value="0.25" calcext:value-type="float">
            <text:p>0,25</text:p>
          </table:table-cell>
          <table:table-cell table:formula="of:=[.E17]/[.D17]*[.A17]" office:value-type="float" office:value="0.199" calcext:value-type="float">
            <text:p>0,199</text:p>
          </table:table-cell>
          <table:table-cell table:formula="of:=[.H17]+[.F17]/[.D17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8]/[.D18]*[.A18]" office:value-type="float" office:value="0.02" calcext:value-type="float">
            <text:p>0,02</text:p>
          </table:table-cell>
          <table:table-cell table:formula="of:=[.E18]/[.D18]*[.A18]" office:value-type="float" office:value="0.0558" calcext:value-type="float">
            <text:p>0,0558</text:p>
          </table:table-cell>
          <table:table-cell table:formula="of:=[.H18]+[.F18]/[.D18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9]/[.D19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0606" calcext:value-type="float">
            <text:p>0,000606</text:p>
          </table:table-cell>
          <table:table-cell table:formula="of:=[.H20]+[.F18]/[.D20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0473" calcext:value-type="float">
            <text:p>0,00473</text:p>
          </table:table-cell>
          <table:table-cell table:formula="of:=[.H21]+[.F21]/[.D21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2]/[.D22]*[.A22]" office:value-type="float" office:value="0" calcext:value-type="float">
            <text:p>0</text:p>
          </table:table-cell>
          <table:table-cell table:formula="of:=[.E22]/[.D22]*[.A22]" office:value-type="float" office:value="0.0313333333333333" calcext:value-type="float">
            <text:p>0,0313333333333</text:p>
          </table:table-cell>
          <table:table-cell table:formula="of:=[.H22]+[.F22]/[.D22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3]/[.D23]*[.A23]" office:value-type="float" office:value="0.01" calcext:value-type="float">
            <text:p>0,01</text:p>
          </table:table-cell>
          <table:table-cell table:formula="of:=[.E23]/[.D23]*[.A23]" office:value-type="float" office:value="0.0128" calcext:value-type="float">
            <text:p>0,0128</text:p>
          </table:table-cell>
          <table:table-cell table:formula="of:=[.H23]+[.F23]/[.D23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4]/[.D24]*[.A24]" office:value-type="float" office:value="0" calcext:value-type="float">
            <text:p>0</text:p>
          </table:table-cell>
          <table:table-cell table:formula="of:=[.E24]/[.D24]*[.A24]" office:value-type="float" office:value="0.000176" calcext:value-type="float">
            <text:p>0,000176</text:p>
          </table:table-cell>
          <table:table-cell table:formula="of:=[.H24]+[.F24]/[.D24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5]/[.D25]*[.A25]" office:value-type="float" office:value="0.4642" calcext:value-type="float">
            <text:p>0,4642</text:p>
          </table:table-cell>
          <table:table-cell table:formula="of:=[.E25]/[.D25]*[.A25]" office:value-type="float" office:value="0.8896" calcext:value-type="float">
            <text:p>0,8896</text:p>
          </table:table-cell>
          <table:table-cell table:formula="of:=[.H25]+[.F25]/[.D25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6]/[.D26]*[.A26]" office:value-type="float" office:value="0.052" calcext:value-type="float">
            <text:p>0,052</text:p>
          </table:table-cell>
          <table:table-cell table:formula="of:=[.E26]/[.D26]*[.A26]" office:value-type="float" office:value="0.172" calcext:value-type="float">
            <text:p>0,172</text:p>
          </table:table-cell>
          <table:table-cell table:formula="of:=[.H26]+[.F26]/[.D26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7]/[.D27]*[.A27]" office:value-type="float" office:value="0.0464" calcext:value-type="float">
            <text:p>0,0464</text:p>
          </table:table-cell>
          <table:table-cell table:formula="of:=[.E27]/[.D27]*[.A27]" office:value-type="float" office:value="0.2725" calcext:value-type="float">
            <text:p>0,2725</text:p>
          </table:table-cell>
          <table:table-cell table:formula="of:=[.H27]+[.F27]/[.D27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0.03464" calcext:value-type="float">
            <text:p>0,03464</text:p>
          </table:table-cell>
          <table:table-cell table:formula="of:=[.H28]+[.F28]/[.D28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9]/[.D29]*[.A29]" office:value-type="float" office:value="0" calcext:value-type="float">
            <text:p>0</text:p>
          </table:table-cell>
          <table:table-cell table:formula="of:=[.E29]/[.D29]*[.A29]" office:value-type="float" office:value="4.99" calcext:value-type="float">
            <text:p>4,99</text:p>
          </table:table-cell>
          <table:table-cell table:formula="of:=[.H29]+[.F29]/[.D29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10 Stück 2,54 mm Pitch, einreihig, gerade Header 40Pins Female Stecker </text:p>
          </table:table-cell>
          <table:table-cell office:value-type="string" calcext:value-type="string">
            <text:p>https://www.amazon.de/gp/product/B00N3ZSBCS/ref=oh_aui_detailpage_o00_s00?ie=UTF8&amp;psc=1</text:p>
          </table:table-cell>
          <table:table-cell office:value-type="float" office:value="400" calcext:value-type="float">
            <text:p>400</text:p>
          </table:table-cell>
          <table:table-cell office:value-type="float" office:value="7.95" calcext:value-type="float">
            <text:p>7,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0]/[.D30]*[.A30]" office:value-type="float" office:value="0.19875" calcext:value-type="float">
            <text:p>0,19875</text:p>
          </table:table-cell>
          <table:table-cell table:formula="of:=[.H30]+[.F30]/[.D30]" office:value-type="float" office:value="0.19875" calcext:value-type="float">
            <text:p>0,198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0.0499" calcext:value-type="float">
            <text:p>0,0499</text:p>
          </table:table-cell>
          <table:table-cell table:formula="of:=[.H31]+[.F31]/[.D31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1">
          <table:table-cell office:value-type="float" office:value="0.3" calcext:value-type="float">
            <text:p>0,3</text:p>
          </table:table-cell>
          <table:table-cell table:style-name="ce18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2]/[.D32]*[.A32]" office:value-type="float" office:value="0" calcext:value-type="float">
            <text:p>0</text:p>
          </table:table-cell>
          <table:table-cell table:formula="of:=[.E32]/[.D32]*[.A32]" office:value-type="float" office:value="0.0834" calcext:value-type="float">
            <text:p>0,0834</text:p>
          </table:table-cell>
          <table:table-cell table:formula="of:=[.H32]+[.F32]/[.D32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uchsenleiste Stiftleiste weiblich Single Reihe 10x weibliche 40 Pin PCB Kopfleiste 2,54mm </text:p>
          </table:table-cell>
          <table:table-cell table:style-name="ce18" office:value-type="string" calcext:value-type="string">
            <text:p>https://www.amazon.de/COM-FOUR%C2%AE-Stiftleiste-Single-weibliche-Kopfleiste/dp/B00W92M1A4/ref=sr_1_13?__mk_de_DE=%C3%85M%C3%85%C5%BD%C3%95%C3%91&amp;keywords=weibliche+stiftleiste&amp;qid=1570635765&amp;sr=8-13</text:p>
          </table:table-cell>
          <table:table-cell office:value-type="float" office:value="10" calcext:value-type="float">
            <text:p>10</text:p>
          </table:table-cell>
          <table:table-cell office:value-type="float" office:value="7.77" calcext:value-type="float">
            <text:p>7,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]/[.D33]*[.A33]" office:value-type="float" office:value="0.777" calcext:value-type="float">
            <text:p>0,7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9])" office:value-type="float" office:value="45.23" calcext:value-type="float">
            <text:p>45,23</text:p>
          </table:table-cell>
          <table:table-cell table:formula="of:=SUM([.G2:.G29])" office:value-type="float" office:value="1.13343333333333" calcext:value-type="float">
            <text:p>1,1334333333333</text:p>
          </table:table-cell>
          <table:table-cell table:formula="of:=SUM([.H2:.I29])" office:value-type="float" office:value="51.4829326666667" calcext:value-type="float">
            <text:p>51,4829326666667</text:p>
          </table:table-cell>
          <table:table-cell table:formula="of:=SUM([.I2:.I32])" office:value-type="float" office:value="26.780233" calcext:value-type="float">
            <text:p>26,78023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6]/[.D36]" office:value-type="float" office:value="16.125" calcext:value-type="float">
            <text:p>16,125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7]*[.D37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4]+[.I36]+[.I37]+[.I38]" office:value-type="float" office:value="74.5718996666667" calcext:value-type="float">
            <text:p>74,5718996666667</text:p>
          </table:table-cell>
          <table:table-cell table:style-name="Default" table:number-columns-repeated="1015"/>
        </table:table-row>
        <table:table-row table:style-name="ro1">
          <table:table-cell table:number-columns-repeated="4"/>
          <table:table-cell table:style-name="ce15"/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SUM([.M2:.M42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ce13"/>
          <table:table-cell table:number-columns-repeated="8"/>
          <table:table-cell table:formula="of:=[.M46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52:.B64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table:table-column table:style-name="co16" table:default-cell-style-name="ce21"/>
        <table:table-column table:style-name="co4" table:default-cell-style-name="ce21"/>
        <table:table-column table:style-name="co10" table:number-columns-repeated="126" table:default-cell-style-name="ce21"/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7:45:14.1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17:45:35.096000000</dc:date>
    <meta:creation-date>2015-12-06T14:20:59Z</meta:creation-date>
    <meta:editing-cycles>69</meta:editing-cycles>
    <meta:editing-duration>PT5H1M31S</meta:editing-duration>
    <meta:generator>LibreOffice/6.2.1.2$Windows_X86_64 LibreOffice_project/7bcb35dc3024a62dea0caee87020152d1ee96e71</meta:generator>
    <meta:initial-creator>andre </meta:initial-creator>
    <meta:document-statistic meta:table-count="4" meta:cell-count="863" meta:object-count="0"/>
  </office:meta>
</office:document-meta>
</file>